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579835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add58a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57983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add58a"/>
      <style:paragraph-properties fo:text-align="center"/>
    </style:style>
    <style:style style:name="P5" style:family="paragraph">
      <loext:graphic-properties draw:fill-color="#fff2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-color="#c7a0cb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g>
            <draw:custom-shape draw:style-name="gr1" draw:text-style-name="P1" draw:layer="layout" svg:width="2.54cm" svg:height="1.524cm" svg:x="8.4cm" svg:y="2.1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2.12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4cm" svg:y="12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12.61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4cm" svg:y="11.1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11.11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4cm" svg:y="9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9.61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4cm" svg:y="8.1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8.11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4cm" svg:y="6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6.61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4cm" svg:y="5.1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5.11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4cm" svg:y="3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8.146cm" svg:y="3.616cm">
              <draw:text-box>
                <text:p text:style-name="P2"><text:span text:style-name="T1">SR 30/300</text:span></text:p>
              </draw:text-box>
            </draw:frame>
          </draw:g>
        </draw:g>
        <draw:g>
          <draw:g>
            <draw:custom-shape draw:style-name="gr1" draw:text-style-name="P1" draw:layer="layout" svg:width="2.54cm" svg:height="1.524cm" svg:x="11.1cm" svg:y="2.1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2.11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12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12.6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11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11.1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9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9.6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8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8.1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6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6.6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5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5.10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1.1cm" svg:y="3.6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0.846cm" svg:y="3.603cm">
              <draw:text-box>
                <text:p text:style-name="P2"><text:span text:style-name="T1">SR 30/300</text:span></text:p>
              </draw:text-box>
            </draw:frame>
          </draw:g>
        </draw:g>
        <draw:g>
          <draw:g>
            <draw:custom-shape draw:style-name="gr1" draw:text-style-name="P1" draw:layer="layout" svg:width="2.54cm" svg:height="1.524cm" svg:x="13.8cm" svg:y="2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2.103cm">
              <draw:text-box>
                <text:p text:style-name="P2">SR 30/300</text:p>
              </draw:text-box>
            </draw:frame>
          </draw:g>
          <draw:g>
            <draw:custom-shape draw:style-name="gr1" draw:text-style-name="P1" draw:layer="layout" svg:width="2.54cm" svg:height="1.524cm" svg:x="13.8cm" svg:y="12.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12.59cm">
              <draw:text-box>
                <text:p text:style-name="P2">SR 30/300</text:p>
              </draw:text-box>
            </draw:frame>
          </draw:g>
          <draw:g>
            <draw:custom-shape draw:style-name="gr1" draw:text-style-name="P1" draw:layer="layout" svg:width="2.54cm" svg:height="1.524cm" svg:x="13.8cm" svg:y="11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11.09cm">
              <draw:text-box>
                <text:p text:style-name="P2">SR 30/300</text:p>
              </draw:text-box>
            </draw:frame>
          </draw:g>
          <draw:g>
            <draw:custom-shape draw:style-name="gr1" draw:text-style-name="P1" draw:layer="layout" svg:width="2.54cm" svg:height="1.524cm" svg:x="13.8cm" svg:y="9.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9.59cm">
              <draw:text-box>
                <text:p text:style-name="P2">SR 30/300</text:p>
              </draw:text-box>
            </draw:frame>
          </draw:g>
          <draw:g>
            <draw:custom-shape draw:style-name="gr1" draw:text-style-name="P1" draw:layer="layout" svg:width="2.54cm" svg:height="1.524cm" svg:x="13.8cm" svg:y="8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8.09cm">
              <draw:text-box>
                <text:p text:style-name="P2">SR 30/300</text:p>
              </draw:text-box>
            </draw:frame>
          </draw:g>
          <draw:g>
            <draw:custom-shape draw:style-name="gr1" draw:text-style-name="P1" draw:layer="layout" svg:width="2.54cm" svg:height="1.524cm" svg:x="13.8cm" svg:y="6.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6.59cm">
              <draw:text-box>
                <text:p text:style-name="P2">SR 30/300</text:p>
              </draw:text-box>
            </draw:frame>
          </draw:g>
          <draw:g>
            <draw:custom-shape draw:style-name="gr1" draw:text-style-name="P1" draw:layer="layout" svg:width="2.54cm" svg:height="1.524cm" svg:x="13.8cm" svg:y="5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5.09cm">
              <draw:text-box>
                <text:p text:style-name="P2">SR 30/300</text:p>
              </draw:text-box>
            </draw:frame>
          </draw:g>
          <draw:g>
            <draw:custom-shape draw:style-name="gr1" draw:text-style-name="P1" draw:layer="layout" svg:width="2.54cm" svg:height="1.524cm" svg:x="13.8cm" svg:y="3.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.048cm" svg:height="2.384cm" svg:x="13.546cm" svg:y="3.59cm">
              <draw:text-box>
                <text:p text:style-name="P2">SR 30/300</text:p>
              </draw:text-box>
            </draw:frame>
          </draw:g>
        </draw:g>
        <draw:g>
          <draw:custom-shape draw:style-name="gr3" draw:text-style-name="P4" draw:layer="layout" svg:width="2.54cm" svg:height="1.524cm" svg:x="16.5cm" svg:y="2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048cm" svg:height="2.384cm" svg:x="16.246cm" svg:y="2.09cm">
            <draw:text-box>
              <text:p text:style-name="P2"><text:span text:style-name="T1">SR 10/100</text:span></text:p>
            </draw:text-box>
          </draw:frame>
          <draw:custom-shape draw:style-name="gr3" draw:text-style-name="P4" draw:layer="layout" svg:width="2.54cm" svg:height="1.524cm" svg:x="16.5cm" svg:y="12.5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048cm" svg:height="2.384cm" svg:x="16.246cm" svg:y="12.577cm">
            <draw:text-box>
              <text:p text:style-name="P2"><text:span text:style-name="T1">SR 10/100</text:span></text:p>
            </draw:text-box>
          </draw:frame>
          <draw:custom-shape draw:style-name="gr3" draw:text-style-name="P4" draw:layer="layout" svg:width="2.54cm" svg:height="1.524cm" svg:x="16.5cm" svg:y="11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048cm" svg:height="2.384cm" svg:x="16.246cm" svg:y="11.077cm">
            <draw:text-box>
              <text:p text:style-name="P2"><text:span text:style-name="T1">SR 10/100</text:span></text:p>
            </draw:text-box>
          </draw:frame>
          <draw:custom-shape draw:style-name="gr3" draw:text-style-name="P4" draw:layer="layout" svg:width="2.54cm" svg:height="1.524cm" svg:x="16.5cm" svg:y="9.5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048cm" svg:height="2.384cm" svg:x="16.246cm" svg:y="9.577cm">
            <draw:text-box>
              <text:p text:style-name="P2"><text:span text:style-name="T1">SR 10/100</text:span></text:p>
            </draw:text-box>
          </draw:frame>
          <draw:custom-shape draw:style-name="gr3" draw:text-style-name="P4" draw:layer="layout" svg:width="2.54cm" svg:height="1.524cm" svg:x="16.5cm" svg:y="8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048cm" svg:height="2.384cm" svg:x="16.246cm" svg:y="8.077cm">
            <draw:text-box>
              <text:p text:style-name="P2"><text:span text:style-name="T1">SR 10/100</text:span></text:p>
            </draw:text-box>
          </draw:frame>
          <draw:custom-shape draw:style-name="gr3" draw:text-style-name="P4" draw:layer="layout" svg:width="2.54cm" svg:height="1.524cm" svg:x="16.5cm" svg:y="6.5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048cm" svg:height="2.384cm" svg:x="16.246cm" svg:y="6.577cm">
            <draw:text-box>
              <text:p text:style-name="P2"><text:span text:style-name="T1">SR 10/100</text:span></text:p>
            </draw:text-box>
          </draw:frame>
          <draw:custom-shape draw:style-name="gr3" draw:text-style-name="P4" draw:layer="layout" svg:width="2.54cm" svg:height="1.524cm" svg:x="16.5cm" svg:y="5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048cm" svg:height="2.384cm" svg:x="16.246cm" svg:y="5.077cm">
            <draw:text-box>
              <text:p text:style-name="P2"><text:span text:style-name="T1">SR 10/100</text:span></text:p>
            </draw:text-box>
          </draw:frame>
          <draw:custom-shape draw:style-name="gr3" draw:text-style-name="P4" draw:layer="layout" svg:width="2.54cm" svg:height="1.524cm" svg:x="16.5cm" svg:y="3.5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048cm" svg:height="2.384cm" svg:x="16.246cm" svg:y="3.577cm">
            <draw:text-box>
              <text:p text:style-name="P2"><text:span text:style-name="T1">SR 10/100</text:span></text:p>
            </draw:text-box>
          </draw:frame>
        </draw:g>
        <draw:g>
          <draw:custom-shape draw:style-name="gr4" draw:text-style-name="P5" draw:layer="layout" svg:width="2.54cm" svg:height="1.524cm" svg:x="5.65cm" svg:y="3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3.048cm" svg:height="1.505cm" svg:x="5.396cm" svg:y="3.665cm">
            <draw:text-box>
              <text:p text:style-name="P2"><text:span text:style-name="T2">DR</text:span><text:span text:style-name="T1"> 30/300</text:span></text:p>
            </draw:text-box>
          </draw:frame>
        </draw:g>
        <draw:g>
          <draw:frame draw:style-name="gr6" draw:text-style-name="P6" draw:layer="layout" svg:width="2.54cm" svg:height="0.962cm" svg:x="5.7cm" svg:y="0.92cm">
            <draw:text-box>
              <text:p><text:span text:style-name="T3">iPhos</text:span></text:p>
            </draw:text-box>
          </draw:frame>
          <draw:frame draw:style-name="gr6" draw:text-style-name="P6" draw:layer="layout" svg:width="2.54cm" svg:height="0.962cm" svg:x="8.494cm" svg:y="0.874cm">
            <draw:text-box>
              <text:p><text:span text:style-name="T3">Ring 4</text:span></text:p>
            </draw:text-box>
          </draw:frame>
          <draw:frame draw:style-name="gr6" draw:text-style-name="P6" draw:layer="layout" svg:width="2.54cm" svg:height="0.962cm" svg:x="11.194cm" svg:y="0.874cm">
            <draw:text-box>
              <text:p><text:span text:style-name="T3">Ring 3</text:span></text:p>
            </draw:text-box>
          </draw:frame>
          <draw:frame draw:style-name="gr6" draw:text-style-name="P6" draw:layer="layout" svg:width="2.54cm" svg:height="0.962cm" svg:x="13.894cm" svg:y="0.874cm">
            <draw:text-box>
              <text:p><text:span text:style-name="T3">Ring 2</text:span></text:p>
            </draw:text-box>
          </draw:frame>
          <draw:frame draw:style-name="gr6" draw:text-style-name="P6" draw:layer="layout" svg:width="2.54cm" svg:height="0.962cm" svg:x="16.594cm" svg:y="0.874cm">
            <draw:text-box>
              <text:p><text:span text:style-name="T3">Ring 1</text:span></text:p>
            </draw:text-box>
          </draw:frame>
          <draw:frame draw:style-name="gr6" draw:text-style-name="P6" draw:layer="layout" svg:width="2.54cm" svg:height="0.962cm" svg:x="3.5cm" svg:y="0.92cm">
            <draw:text-box>
              <text:p><text:span text:style-name="T3">CEPA</text:span></text:p>
            </draw:text-box>
          </draw:frame>
        </draw:g>
        <draw:g>
          <draw:custom-shape draw:style-name="gr7" draw:text-style-name="P7" draw:layer="layout" svg:width="3.81cm" svg:height="1.524cm" svg:x="4.384cm" svg:y="2.1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3" draw:layer="layout" svg:width="3.048cm" svg:height="1.536cm" svg:x="4.854cm" svg:y="2.129cm">
            <draw:text-box>
              <text:p text:style-name="P2"><text:span text:style-name="T2">DR 48</text:span><text:span text:style-name="T1"> 30/300</text:span></text:p>
            </draw:text-box>
          </draw:frame>
        </draw:g>
        <draw:g>
          <draw:custom-shape draw:style-name="gr7" draw:text-style-name="P7" draw:layer="layout" svg:width="3.81cm" svg:height="1.524cm" svg:x="4.374cm" svg:y="11.1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3" draw:layer="layout" svg:width="3.048cm" svg:height="1.536cm" svg:x="4.844cm" svg:y="11.169cm">
            <draw:text-box>
              <text:p text:style-name="P2"><text:span text:style-name="T2">DR 48</text:span><text:span text:style-name="T1"> 30/300</text:span></text:p>
            </draw:text-box>
          </draw:frame>
        </draw:g>
        <draw:g>
          <draw:custom-shape draw:style-name="gr7" draw:text-style-name="P7" draw:layer="layout" svg:width="3.81cm" svg:height="1.524cm" svg:x="4.364cm" svg:y="8.1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3" draw:layer="layout" svg:width="3.048cm" svg:height="1.536cm" svg:x="4.834cm" svg:y="8.174cm">
            <draw:text-box>
              <text:p text:style-name="P2"><text:span text:style-name="T2">DR 48</text:span><text:span text:style-name="T1"> 30/300</text:span></text:p>
            </draw:text-box>
          </draw:frame>
        </draw:g>
        <draw:g>
          <draw:custom-shape draw:style-name="gr7" draw:text-style-name="P7" draw:layer="layout" svg:width="3.81cm" svg:height="1.524cm" svg:x="4.374cm" svg:y="5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3" draw:layer="layout" svg:width="3.048cm" svg:height="1.536cm" svg:x="4.844cm" svg:y="5.189cm">
            <draw:text-box>
              <text:p text:style-name="P2"><text:span text:style-name="T2">DR 48</text:span><text:span text:style-name="T1"> 30/300</text:span></text:p>
            </draw:text-box>
          </draw:frame>
        </draw:g>
        <draw:g>
          <draw:custom-shape draw:style-name="gr7" draw:text-style-name="P7" draw:layer="layout" svg:width="3.81cm" svg:height="1.524cm" svg:x="4.384cm" svg:y="2.1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3" draw:layer="layout" svg:width="3.048cm" svg:height="1.536cm" svg:x="4.854cm" svg:y="2.135cm">
            <draw:text-box>
              <text:p text:style-name="P2"><text:span text:style-name="T2">DR 48</text:span><text:span text:style-name="T1"> 30/300</text:span></text:p>
            </draw:text-box>
          </draw:frame>
        </draw:g>
        <draw:g>
          <draw:custom-shape draw:style-name="gr7" draw:text-style-name="P7" draw:layer="layout" svg:width="3.81cm" svg:height="1.524cm" svg:x="4.384cm" svg:y="2.1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3" draw:layer="layout" svg:width="3.048cm" svg:height="1.536cm" svg:x="4.854cm" svg:y="2.135cm">
            <draw:text-box>
              <text:p text:style-name="P2"><text:span text:style-name="T2">DR 48</text:span><text:span text:style-name="T1"> 30/300</text:span></text:p>
            </draw:text-box>
          </draw:frame>
        </draw:g>
        <draw:g>
          <draw:custom-shape draw:style-name="gr7" draw:text-style-name="P7" draw:layer="layout" svg:width="3.81cm" svg:height="1.524cm" svg:x="4.384cm" svg:y="2.1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3" draw:layer="layout" svg:width="3.048cm" svg:height="1.536cm" svg:x="4.854cm" svg:y="2.135cm">
            <draw:text-box>
              <text:p text:style-name="P2"><text:span text:style-name="T2">DR 48</text:span><text:span text:style-name="T1"> 30/300</text:span></text:p>
            </draw:text-box>
          </draw:frame>
        </draw:g>
        <draw:g>
          <draw:custom-shape draw:style-name="gr4" draw:text-style-name="P5" draw:layer="layout" svg:width="2.54cm" svg:height="1.524cm" svg:x="5.634cm" svg:y="6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3.048cm" svg:height="1.505cm" svg:x="5.38cm" svg:y="6.697cm">
            <draw:text-box>
              <text:p text:style-name="P2"><text:span text:style-name="T2">DR</text:span><text:span text:style-name="T1"> 30/300</text:span></text:p>
            </draw:text-box>
          </draw:frame>
        </draw:g>
        <draw:g>
          <draw:custom-shape draw:style-name="gr4" draw:text-style-name="P5" draw:layer="layout" svg:width="2.54cm" svg:height="1.524cm" svg:x="5.65cm" svg:y="3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3.048cm" svg:height="1.505cm" svg:x="5.396cm" svg:y="3.665cm">
            <draw:text-box>
              <text:p text:style-name="P2"><text:span text:style-name="T2">DR</text:span><text:span text:style-name="T1"> 30/300</text:span></text:p>
            </draw:text-box>
          </draw:frame>
        </draw:g>
        <draw:g>
          <draw:custom-shape draw:style-name="gr4" draw:text-style-name="P5" draw:layer="layout" svg:width="2.54cm" svg:height="1.524cm" svg:x="5.634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3.048cm" svg:height="1.505cm" svg:x="5.38cm" svg:y="9.692cm">
            <draw:text-box>
              <text:p text:style-name="P2"><text:span text:style-name="T2">DR</text:span><text:span text:style-name="T1"> 30/300</text:span></text:p>
            </draw:text-box>
          </draw:frame>
        </draw:g>
        <draw:g>
          <draw:custom-shape draw:style-name="gr4" draw:text-style-name="P5" draw:layer="layout" svg:width="2.54cm" svg:height="1.524cm" svg:x="5.644cm" svg:y="1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3" draw:layer="layout" svg:width="3.048cm" svg:height="1.505cm" svg:x="5.39cm" svg:y="12.616cm">
            <draw:text-box>
              <text:p text:style-name="P2"><text:span text:style-name="T2">DR</text:span><text:span text:style-name="T1"> 30/300</text:span></text:p>
            </draw:text-box>
          </draw:fram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7T10:25:03.057628200</meta:creation-date>
    <dc:date>2024-10-17T10:25:43.906470681</dc:date>
    <meta:editing-duration>PT29S</meta:editing-duration>
    <meta:editing-cycles>1</meta:editing-cycles>
    <meta:document-statistic meta:object-count="158"/>
    <meta:generator>LibreOffice/7.3.7.2$Linux_X86_64 LibreOffice_project/30$Build-2</meta:generator>
  </office:meta>
</office:document-meta>
</file>